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body>
    <office:text>
      <text:p text:style-name="Heading_1">Löschkonzept</text:p>
      <text:p text:style-name="Standard">gemäß Art. 5 Abs. 1 lit. e DSGVO und Art. 17 DSGVO</text:p>
      <text:p text:style-name="Standard"><text:span text:style-name="Bold">Stand:</text:span> Januar 2026</text:p>
      <text:p text:style-name="Standard"><text:span text:style-name="Bold">Verantwortlicher:</text:span> Thomas Kluge, Ringstrasse 26, 82110 Germering</text:p>
      <text:p text:style-name="Standard"/>
      <text:p text:style-name="Heading_2">1. Grundsätze</text:p>
      <text:p text:style-name="Standard">Personenbezogene Daten dürfen nur so lange gespeichert werden, wie es für den Zweck der Verarbeitung erforderlich ist (Grundsatz der Speicherbegrenzung, Art. 5 Abs. 1 lit. e DSGVO). Dieses Löschkonzept definiert die Löschfristen und -verfahren für alle verarbeiteten Datenkategorien der Plattform SafeSpace.</text:p>
      <text:p text:style-name="Standard"/>
      <text:p text:style-name="Heading_2">2. Löschfristen nach Datenkategorie</text:p>
      <text:p text:style-name="Standard"/>
      <text:p text:style-name="Heading_3">2.1 Account-Daten (Benutzername, E-Mail, Passwort-Hash, Name)</text:p>
      <text:list text:style-name="BulletList">
        <text:list-item>
          <text:p text:style-name="List_Bullet"><text:span text:style-name="Bold">Regellöschfrist:</text:span> Bei Löschung des Accounts durch den Nutzer</text:p>
        </text:list-item>
        <text:list-item>
          <text:p text:style-name="List_Bullet"><text:span text:style-name="Bold">Löschverfahren:</text:span> Vollständige Löschung aller personenbezogenen Daten aus der Datenbank</text:p>
        </text:list-item>
        <text:list-item>
          <text:p text:style-name="List_Bullet"><text:span text:style-name="Bold">Auslöser:</text:span> Nutzer löscht Account über Einstellungen oder stellt Löschantrag per E-Mail</text:p>
        </text:list-item>
        <text:list-item>
          <text:p text:style-name="List_Bullet"><text:span text:style-name="Bold">Maximale Frist nach Antrag:</text:span> 30 Tage</text:p>
        </text:list-item>
      </text:list>
      <text:p text:style-name="Standard"/>
      <text:p text:style-name="Heading_3">2.2 Geburtsdatum</text:p>
      <text:list text:style-name="BulletList">
        <text:list-item>
          <text:p text:style-name="List_Bullet"><text:span text:style-name="Bold">Regellöschfrist:</text:span> Bei Löschung des Accounts</text:p>
        </text:list-item>
        <text:list-item>
          <text:p text:style-name="List_Bullet"><text:span text:style-name="Bold">Hinweis:</text:span> Wird zur Altersverifikation bei Registrierung benötigt und dauerhaft gespeichert, um die Einhaltung des Mindestalters nachweisen zu können</text:p>
        </text:list-item>
      </text:list>
      <text:p text:style-name="Standard"/>
      <text:p text:style-name="Heading_3">2.3 E-Mail-Verifizierungstoken</text:p>
      <text:list text:style-name="BulletList">
        <text:list-item>
          <text:p text:style-name="List_Bullet"><text:span text:style-name="Bold">Regellöschfrist:</text:span> Sofort nach erfolgreicher Verifizierung</text:p>
        </text:list-item>
        <text:list-item>
          <text:p text:style-name="List_Bullet"><text:span text:style-name="Bold">Löschverfahren:</text:span> Token wird in der Datenbank auf NULL gesetzt</text:p>
        </text:list-item>
        <text:list-item>
          <text:p text:style-name="List_Bullet"><text:span text:style-name="Bold">Maximale Speicherdauer:</text:span> 7 Tage (nicht verifizierte Accounts werden nach 7 Tagen gelöscht)</text:p>
        </text:list-item>
      </text:list>
      <text:p text:style-name="Standard"/>
      <text:p text:style-name="Heading_3">2.4 E-Mail-Adresse des Erziehungsberechtigten</text:p>
      <text:list text:style-name="BulletList">
        <text:list-item>
          <text:p text:style-name="List_Bullet"><text:span text:style-name="Bold">Regellöschfrist:</text:span> Dauerhafte Speicherung zur Nachweisbarkeit der Einwilligung (Art. 7 Abs. 1 DSGVO)</text:p>
        </text:list-item>
        <text:list-item>
          <text:p text:style-name="List_Bullet"><text:span text:style-name="Bold">Löschung:</text:span> Bei Account-Löschung des minderjährigen Nutzers</text:p>
        </text:list-item>
      </text:list>
      <text:p text:style-name="Standard"/>
      <text:p text:style-name="Heading_3">2.5 Posts, Kommentare und Medien</text:p>
      <text:list text:style-name="BulletList">
        <text:list-item>
          <text:p text:style-name="List_Bullet"><text:span text:style-name="Bold">Regellöschfrist:</text:span> Bei Löschung durch den Nutzer oder bei Account-Löschung</text:p>
        </text:list-item>
        <text:list-item>
          <text:p text:style-name="List_Bullet"><text:span text:style-name="Bold">Löschverfahren:</text:span> Vollständige Löschung aus Datenbank und Dateisystem</text:p>
        </text:list-item>
        <text:list-item>
          <text:p text:style-name="List_Bullet"><text:span text:style-name="Bold">Hinweis:</text:span> Moderierte (entfernte) Inhalte werden sofort gelöscht</text:p>
        </text:list-item>
      </text:list>
      <text:p text:style-name="Standard"/>
      <text:p text:style-name="Heading_3">2.6 Profilinformationen (Bio, Profilbild)</text:p>
      <text:list text:style-name="BulletList">
        <text:list-item>
          <text:p text:style-name="List_Bullet"><text:span text:style-name="Bold">Regellöschfrist:</text:span> Bei Änderung durch den Nutzer oder bei Account-Löschung</text:p>
        </text:list-item>
        <text:list-item>
          <text:p text:style-name="List_Bullet"><text:span text:style-name="Bold">Löschverfahren:</text:span> Alte Profilbilder werden bei Upload eines neuen Bildes überschrieben</text:p>
        </text:list-item>
      </text:list>
      <text:p text:style-name="Standard"/>
      <text:p text:style-name="Heading_3">2.7 Freundschaften, Likes, Interaktionen</text:p>
      <text:list text:style-name="BulletList">
        <text:list-item>
          <text:p text:style-name="List_Bullet"><text:span text:style-name="Bold">Regellöschfrist:</text:span> Bei Aufhebung durch den Nutzer oder bei Account-Löschung</text:p>
        </text:list-item>
        <text:list-item>
          <text:p text:style-name="List_Bullet"><text:span text:style-name="Bold">Löschverfahren:</text:span> Vollständige Löschung der Datenbankeinträge</text:p>
        </text:list-item>
      </text:list>
      <text:p text:style-name="Standard"/>
      <text:p text:style-name="Heading_3">2.8 Benachrichtigungen</text:p>
      <text:list text:style-name="BulletList">
        <text:list-item>
          <text:p text:style-name="List_Bullet"><text:span text:style-name="Bold">Regellöschfrist:</text:span> Bei Löschung durch den Nutzer oder bei Account-Löschung</text:p>
        </text:list-item>
        <text:list-item>
          <text:p text:style-name="List_Bullet"><text:span text:style-name="Bold">Löschverfahren:</text:span> Vollständige Löschung aus der Datenbank</text:p>
        </text:list-item>
      </text:list>
      <text:p text:style-name="Standard"/>
      <text:p text:style-name="Heading_3">2.9 Server-Logs (IP-Adressen, User-Agent, Zugriffsprotokolle)</text:p>
      <text:list text:style-name="BulletList">
        <text:list-item>
          <text:p text:style-name="List_Bullet"><text:span text:style-name="Bold">Regellöschfrist:</text:span> 90 Tage</text:p>
        </text:list-item>
        <text:list-item>
          <text:p text:style-name="List_Bullet"><text:span text:style-name="Bold">Löschverfahren:</text:span> Automatische Log-Rotation</text:p>
        </text:list-item>
        <text:list-item>
          <text:p text:style-name="List_Bullet"><text:span text:style-name="Bold">Rechtsgrundlage für Speicherung:</text:span> Art. 6 Abs. 1 lit. f DSGVO (IT-Sicherheit)</text:p>
        </text:list-item>
      </text:list>
      <text:p text:style-name="Standard"/>
      <text:p text:style-name="Heading_3">2.10 Cookies (JWT-Token)</text:p>
      <text:list text:style-name="BulletList">
        <text:list-item>
          <text:p text:style-name="List_Bullet"><text:span text:style-name="Bold">Regellöschfrist:</text:span> 24 Stunden (automatischer Ablauf)</text:p>
        </text:list-item>
        <text:list-item>
          <text:p text:style-name="List_Bullet"><text:span text:style-name="Bold">Löschverfahren:</text:span> Token wird clientseitig nach Ablauf ungültig; bei Logout sofort entfernt</text:p>
        </text:list-item>
      </text:list>
      <text:p text:style-name="Standard"/>
      <text:p text:style-name="Heading_2">3. Löschverfahren bei Account-Löschung</text:p>
      <text:p text:style-name="Standard">Bei der Löschung eines Benutzeraccounts werden folgende Schritte durchgeführt:</text:p>
      <text:list text:style-name="BulletList">
        <text:list-item>
          <text:p text:style-name="List_Bullet">1. Alle Posts und zugehörige Medien des Nutzers werden gelöscht</text:p>
        </text:list-item>
        <text:list-item>
          <text:p text:style-name="List_Bullet">2. Alle Kommentare des Nutzers werden gelöscht</text:p>
        </text:list-item>
        <text:list-item>
          <text:p text:style-name="List_Bullet">3. Alle Likes und Interaktionen werden gelöscht</text:p>
        </text:list-item>
        <text:list-item>
          <text:p text:style-name="List_Bullet">4. Alle Freundschaften und Freundschaftsanfragen werden gelöscht</text:p>
        </text:list-item>
        <text:list-item>
          <text:p text:style-name="List_Bullet">5. Alle Benachrichtigungen werden gelöscht</text:p>
        </text:list-item>
        <text:list-item>
          <text:p text:style-name="List_Bullet">6. Profilbilder und hochgeladene Dateien werden vom Dateisystem gelöscht</text:p>
        </text:list-item>
        <text:list-item>
          <text:p text:style-name="List_Bullet">7. Der Benutzerdatensatz (Account-Daten) wird aus der Datenbank gelöscht</text:p>
        </text:list-item>
      </text:list>
      <text:p text:style-name="Standard"><text:span text:style-name="Bold">Wichtig:</text:span> Die Löschung ist unwiderruflich. Es gibt keine Soft-Delete-Funktion.</text:p>
      <text:p text:style-name="Standard"/>
      <text:p text:style-name="Heading_2">4. Ausnahmen von der Löschpflicht</text:p>
      <text:list text:style-name="BulletList">
        <text:list-item>
          <text:p text:style-name="List_Bullet"><text:span text:style-name="Bold">Gesetzliche Aufbewahrungspflichten:</text:span> Sollten gesetzliche Aufbewahrungspflichten bestehen (z.B. bei behördlichen Anordnungen), werden die betroffenen Daten für den gesetzlich vorgeschriebenen Zeitraum gesperrt (nicht gelöscht) und nach Ablauf der Frist endgültig gelöscht.</text:p>
        </text:list-item>
        <text:list-item>
          <text:p text:style-name="List_Bullet"><text:span text:style-name="Bold">Laufende Rechtsstreitigkeiten:</text:span> Bei anhängigen Verfahren können relevante Daten bis zum Abschluss des Verfahrens aufbewahrt werden.</text:p>
        </text:list-item>
      </text:list>
      <text:p text:style-name="Standard"/>
      <text:p text:style-name="Heading_2">5. Verantwortlichkeit und Überprüfung</text:p>
      <text:list text:style-name="BulletList">
        <text:list-item>
          <text:p text:style-name="List_Bullet"><text:span text:style-name="Bold">Verantwortlich:</text:span> Thomas Kluge (Betreiber)</text:p>
        </text:list-item>
        <text:list-item>
          <text:p text:style-name="List_Bullet"><text:span text:style-name="Bold">Überprüfung:</text:span> Dieses Löschkonzept wird mindestens einmal jährlich überprüft und bei Bedarf aktualisiert</text:p>
        </text:list-item>
        <text:list-item>
          <text:p text:style-name="List_Bullet"><text:span text:style-name="Bold">Automatisierung:</text:span> Log-Rotation ist automatisiert; Account-Löschung wird durch Nutzerfunktion ausgelöst</text:p>
        </text:list-item>
      </text:list>
      <text:p text:style-name="Standard"/>
      <text:p text:style-name="Heading_2">6. Dokumentenhistorie</text:p>
      <text:list text:style-name="BulletList">
        <text:list-item>
          <text:p text:style-name="List_Bullet">Januar 2026 — Erstfass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Standard" style:family="paragraph">
      <style:paragraph-properties fo:margin-bottom="0.3cm"/>
      <style:text-properties fo:font-size="11pt" style:font-name="Liberation Sans"/>
    </style:style>
    <style:style style:name="Heading_1" style:family="paragraph" style:parent-style-name="Standard" style:class="text">
      <style:paragraph-properties fo:margin-top="0.8cm" fo:margin-bottom="0.4cm"/>
      <style:text-properties fo:font-size="18pt" fo:font-weight="bold" fo:color="#1877f2"/>
    </style:style>
    <style:style style:name="Heading_2" style:family="paragraph" style:parent-style-name="Standard" style:class="text">
      <style:paragraph-properties fo:margin-top="0.6cm" fo:margin-bottom="0.3cm"/>
      <style:text-properties fo:font-size="14pt" fo:font-weight="bold" fo:color="#1c1e21"/>
    </style:style>
    <style:style style:name="Heading_3" style:family="paragraph" style:parent-style-name="Standard" style:class="text">
      <style:paragraph-properties fo:margin-top="0.4cm" fo:margin-bottom="0.2cm"/>
      <style:text-properties fo:font-size="12pt" fo:font-weight="bold" fo:color="#1c1e21"/>
    </style:style>
    <style:style style:name="Bold" style:family="text">
      <style:text-properties fo:font-weight="bold"/>
    </style:style>
    <style:style style:name="List_Bullet" style:family="paragraph" style:parent-style-name="Standard" style:list-style-name="BulletList">
      <style:paragraph-properties fo:margin-left="1cm"/>
    </style:style>
    <text:list-style style:name="BulletList">
      <text:list-level-style-bullet text:level="1" text:bullet-char="•">
        <style:list-level-properties text:space-before="0.5cm" text:min-label-width="0.5cm"/>
      </text:list-level-style-bullet>
    </text:list-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dc:title>Löschkonzept gemäß Art. 5 Abs. 1 lit. e DSGVO</dc:title>
    <dc:creator>Thomas Kluge</dc:creator>
    <meta:creation-date>2026-01-31T17:13:39</meta:creation-date>
    <dc:date>2026-01-31T17:13:39</dc:date>
  </office:meta>
</office:document-meta>
</file>